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d7ebe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de las siguientes afirmaciones describe mejor la función del Memory Controller Hub (MCH) en las plataformas modernas de Intel?</text:p>
      <text:p text:style-name="P5">a) Administra la comunicación entre la CPU y la memoria RAM.</text:p>
      <text:p text:style-name="P5">b) Gestiona la comunicación entre la CPU y los dispositivos de entrada/salida (E/S).</text:p>
      <text:p text:style-name="P5">c) Controla la comunicación entre la CPU y los dispositivos de almacenamiento.</text:p>
      <text:p text:style-name="P5">d) Coordina la transferencia de datos entre la CPU y la tarjeta gráfica.</text:p>
      <text:p text:style-name="P5"/>
      <text:p text:style-name="P5">¿Cuál de las siguientes opciones describe mejor la función del Platform Controller Hub (PCH) en las plataformas modernas de Intel?</text:p>
      <text:p text:style-name="P5">a) Administra la comunicación entre la CPU y la memoria RAM.</text:p>
      <text:p text:style-name="P5">b) Gestiona la comunicación entre la CPU y los dispositivos de entrada/salida (E/S).</text:p>
      <text:p text:style-name="P5">c) Controla la comunicación entre la CPU y los dispositivos de almacenamiento.</text:p>
      <text:p text:style-name="P5">d) Coordina la transferencia de datos entre la CPU y la tarjeta gráfica.</text:p>
      <text:p text:style-name="P5"/>
      <text:p text:style-name="P5">¿Cuál de las siguientes opciones describe mejor la función del Southbridge en la arquitectura moderna de chipset?</text:p>
      <text:p text:style-name="P5">a) Administra la comunicación entre la CPU y la memoria RAM.</text:p>
      <text:p text:style-name="P5">b) Gestiona la comunicación entre la CPU y los dispositivos de entrada/salida (E/S).</text:p>
      <text:p text:style-name="P5">c) Controla la comunicación entre la CPU y los dispositivos de almacenamiento.</text:p>
      <text:p text:style-name="P5">d) Coordina la transferencia de datos entre la CPU y la tarjeta gráfica.</text:p>
      <text:p text:style-name="P5"/>
      <text:p text:style-name="P5">¿Cuál es el propósito principal del chipset en un sistema informático?</text:p>
      <text:p text:style-name="P5">a) Mejorar el rendimiento de la CPU.</text:p>
      <text:p text:style-name="P5">b) Facilitar la comunicación entre los componentes del sistema.</text:p>
      <text:p text:style-name="P5">c) Controlar el suministro de energía a la placa base.</text:p>
      <text:p text:style-name="P5">d) Proporcionar almacenamiento temporal para la CPU.</text:p>
      <text:p text:style-name="P5"/>
      <text:p text:style-name="P5">¿Cuál de las siguientes opciones describe mejor la función del Northbridge en el pasado, antes de la integración de funciones en los chipsets modernos?</text:p>
      <text:p text:style-name="P5">a) Administra la comunicación entre la CPU y la memoria RAM.</text:p>
      <text:p text:style-name="P5">b) Gestiona la comunicación entre la CPU y los dispositivos de entrada/salida (E/S).</text:p>
      <text:p text:style-name="P5">c) Controla la comunicación entre la CPU y los dispositivos de almacenamiento.</text:p>
      <text:p text:style-name="P5">d) Coordina la transferencia de datos entre la CPU y la tarjeta gráfica.</text:p>
      <text:p text:style-name="P5"/>
      <text:p text:style-name="P5">¿Cuál de las siguientes opciones describe mejor la función del Southbridge en el pasado, antes de la integración de funciones en los chipsets modernos?</text:p>
      <text:p text:style-name="P5">a) Administra la comunicación entre la CPU y la memoria RAM.</text:p>
      <text:p text:style-name="P5">b) Gestiona la comunicación entre la CPU y los dispositivos de entrada/salida (E/S).</text:p>
      <text:p text:style-name="P5">c) Controla la comunicación entre la CPU y los dispositivos de almacenamiento.</text:p>
      <text:p text:style-name="P5">d) Coordina la transferencia de datos entre la CPU y la tarjeta gráfica.</text:p>
      <text:p text:style-name="P5"/>
      <text:p text:style-name="P5">¿Cuál de las siguientes opciones describe mejor la función del chipset en un sistema informático moderno?</text:p>
      <text:p text:style-name="P5"><text:soft-page-break/>a) Mejorar el rendimiento de la CPU.</text:p>
      <text:p text:style-name="P5">b) Facilitar la comunicación entre los componentes del sistema.</text:p>
      <text:p text:style-name="P5">c) Controlar el suministro de energía a la placa base.</text:p>
      <text:p text:style-name="P5">d) Proporcionar almacenamiento temporal para la CPU.</text:p>
      <text:p text:style-name="P5"/>
      <text:p text:style-name="P5">¿Cuál de las siguientes afirmaciones es cierta con respecto a la nomenclatura de los chipsets de Intel?</text:p>
      <text:p text:style-name="P5">a) Los chipsets de Intel utilizan nombres basados en letras y números, como Z490 o B360.</text:p>
      <text:p text:style-name="P5">b) Los chipsets de Intel utilizan nombres basados en la serie Ryzen, como Ryzen 7 o Ryzen 5.</text:p>
      <text:p text:style-name="P5">c) Los chipsets de Intel utilizan nombres basados en nombres de ciudades, como New York o Tokyo.</text:p>
      <text:p text:style-name="P5">d) Los chipsets de Intel utilizan nombres basados en animales, como Tiger Lake o Panther Point.</text:p>
      <text:p text:style-name="P5"/>
      <text:p text:style-name="P5">¿Cuál de las siguientes afirmaciones es cierta con respecto a la nomenclatura de los chipsets de AMD?</text:p>
      <text:p text:style-name="P5">a) Los chipsets de AMD utilizan nombres basados en letras y números, como Z490 o B360.</text:p>
      <text:p text:style-name="P5">b) Los chipsets de AMD utilizan nombres basados en la serie Ryzen, como Ryzen 7 o Ryzen 5.</text:p>
      <text:p text:style-name="P5">c) Los chipsets de AMD utilizan nombres basados en nombres de ciudades, como New York o Tokyo.</text:p>
      <text:p text:style-name="P5">d) Los chipsets de AMD utilizan nombres basados en animales, como Tiger Lake o Panther Point.</text:p>
      <text:p text:style-name="P5"/>
      <text:p text:style-name="P5">¿Cuál de las siguientes opciones describe mejor la familia de procesadores de Intel dirigida principalmente a usuarios domésticos y entusiastas, ofreciendo un rendimiento de gama alta?</text:p>
      <text:p text:style-name="P5">a) Core i3.</text:p>
      <text:p text:style-name="P5">b) Core i5.</text:p>
      <text:p text:style-name="P5">c) Core i7.</text:p>
      <text:p text:style-name="P5">d) Core i9.</text:p>
      <text:p text:style-name="P5"/>
      <text:p text:style-name="P5">¿Cuál es la nomenclatura típica de los procesadores Intel de la serie Core i5?</text:p>
      <text:p text:style-name="P5">a) i5-3XXX.</text:p>
      <text:p text:style-name="P5">b) i5-5XXX.</text:p>
      <text:p text:style-name="P5">c) i5-7XXX.</text:p>
      <text:p text:style-name="P5">d) i5-9XXX.</text:p>
      <text:p text:style-name="P5"/>
      <text:p text:style-name="P5">¿Qué tecnología de Hyper-Threading está presente en algunos procesadores Intel para mejorar el rendimiento al permitir que cada núcleo ejecute dos hilos de instrucciones simultáneamente?</text:p>
      <text:p text:style-name="P5">a) Turbo Boost.</text:p>
      <text:p text:style-name="P5">b) Quick Sync.</text:p>
      <text:p text:style-name="P5">c) Hyper-Threading.</text:p>
      <text:p text:style-name="P5">d) Multi-Core Enhancement.</text:p>
      <text:p text:style-name="P5"/>
      <text:p text:style-name="P5">En la nomenclatura de procesadores Intel, ¿qué significa la letra "K" al final del número del modelo?</text:p>
      <text:p text:style-name="P5">a) Procesador de bajo consumo.</text:p>
      <text:p text:style-name="P5">b) Desbloqueado para overclocking.</text:p>
      <text:p text:style-name="P5">c) Integrado con gráficos Iris.</text:p>
      <text:p text:style-name="P5">d) Diseño eficiente de energía.</text:p>
      <text:p text:style-name="P5"><text:soft-page-break/></text:p>
      <text:p text:style-name="P5">¿Cuál de las siguientes opciones describe mejor la familia de procesadores Intel Core i3?</text:p>
      <text:p text:style-name="P5">a) Enfocada en entusiastas y rendimiento extremo.</text:p>
      <text:p text:style-name="P5">b) Diseñada para usuarios de nivel básico y tareas cotidianas.</text:p>
      <text:p text:style-name="P5">c) Ofrece un equilibrio entre rendimiento y eficiencia energética.</text:p>
      <text:p text:style-name="P5">d) Orientada a estaciones de trabajo y servidores.</text:p>
      <text:p text:style-name="P5"/>
      <text:p text:style-name="P5">¿Cuál es el propósito principal de la tecnología Intel Turbo Boost?</text:p>
      <text:p text:style-name="P5">a) Mejorar la eficiencia energética del procesador.</text:p>
      <text:p text:style-name="P5">b) Aumentar la frecuencia del reloj del procesador cuando sea necesario.</text:p>
      <text:p text:style-name="P5">c) Optimizar el rendimiento de la memoria caché.</text:p>
      <text:p text:style-name="P5">d) Controlar la temperatura del procesador.</text:p>
      <text:p text:style-name="P5"/>
      <text:p text:style-name="P5">En la nomenclatura de los procesadores Intel Core i7, ¿qué indica la presencia de la letra "U" al final del número del modelo?</text:p>
      <text:p text:style-name="P5">a) Procesador de sobremesa.</text:p>
      <text:p text:style-name="P5">b) Procesador ultrabaja potencia.</text:p>
      <text:p text:style-name="P5">c) Procesador de baja potencia.</text:p>
      <text:p text:style-name="P5">d) Procesador con gráficos Iris.</text:p>
      <text:p text:style-name="P5"/>
      <text:p text:style-name="P5">¿Cuál de las siguientes opciones describe mejor la familia de procesadores Intel Core i9?</text:p>
      <text:p text:style-name="P5">a) Diseñada para usuarios de nivel básico y tareas cotidianas.</text:p>
      <text:p text:style-name="P5">b) Enfocada en entusiastas y rendimiento extremo.</text:p>
      <text:p text:style-name="P5">c) Ofrece un equilibrio entre rendimiento y eficiencia energética.</text:p>
      <text:p text:style-name="P5">d) Orientada a estaciones de trabajo y servidores.</text:p>
      <text:p text:style-name="P5"/>
      <text:p text:style-name="P5">¿Qué tecnología Intel permite a los procesadores integrar gráficos de alta calidad directamente en el mismo chip que la CPU?</text:p>
      <text:p text:style-name="P5">a) Quick Sync.</text:p>
      <text:p text:style-name="P5">b) Turbo Boost.</text:p>
      <text:p text:style-name="P5">c) Hyper-Threading.</text:p>
      <text:p text:style-name="P5">d) Iris Graphics.</text:p>
      <text:p text:style-name="P5"/>
      <text:p text:style-name="P5">En la nomenclatura de procesadores Intel, ¿qué significa la letra "F" al final del número del modelo?</text:p>
      <text:p text:style-name="P5">a) Procesador con gráficos integrados.</text:p>
      <text:p text:style-name="P5">b) Procesador de bajo consumo.</text:p>
      <text:p text:style-name="P5">c) Procesador sin gráficos integrados.</text:p>
      <text:p text:style-name="P5">d) Procesador de bajo rendimiento.</text:p>
      <text:p text:style-name="P5"/>
      <text:p text:style-name="P5">¿Cuál es la nomenclatura típica de los procesadores Intel de la serie Core i3?</text:p>
      <text:p text:style-name="P5">a) i3-3XXX.</text:p>
      <text:p text:style-name="P5">b) i3-5XXX.</text:p>
      <text:p text:style-name="P5">c) i3-7XXX.</text:p>
      <text:p text:style-name="P5">d) i3-9XXX.</text:p>
      <text:p text:style-name="P5"/>
      <text:p text:style-name="P5"><text:soft-page-break/>¿Qué tecnología de Hyper-Threading está presente en algunos procesadores Intel para mejorar el rendimiento al permitir que cada núcleo ejecute dos hilos de instrucciones simultáneamente?</text:p>
      <text:p text:style-name="P5">a) Turbo Boost.</text:p>
      <text:p text:style-name="P5">b) Quick Sync.</text:p>
      <text:p text:style-name="P5">c) Hyper-Threading.</text:p>
      <text:p text:style-name="P5">d) Multi-Core Enhancement.</text:p>
      <text:p text:style-name="P5"/>
      <text:p text:style-name="P5">En la nomenclatura de los procesadores Intel Core i7, ¿qué indica la presencia de la letra "K" al final del número del modelo?</text:p>
      <text:p text:style-name="P5">a) Procesador de sobremesa.</text:p>
      <text:p text:style-name="P5">b) Procesador con gráficos Iris.</text:p>
      <text:p text:style-name="P5">c) Procesador desbloqueado para overclocking.</text:p>
      <text:p text:style-name="P5">d) Procesador de baja potencia.</text:p>
      <text:p text:style-name="P5"/>
      <text:p text:style-name="P5">¿Cuál de las siguientes opciones describe mejor la familia de procesadores Intel Core i5?</text:p>
      <text:p text:style-name="P5">a) Enfocada en entusiastas y rendimiento extremo.</text:p>
      <text:p text:style-name="P5">b) Diseñada para usuarios de nivel básico y tareas cotidianas.</text:p>
      <text:p text:style-name="P5">c) Ofrece un equilibrio entre rendimiento y eficiencia energética.</text:p>
      <text:p text:style-name="P5">d) Orientada a estaciones de trabajo y servidores.</text:p>
      <text:p text:style-name="P5"/>
      <text:p text:style-name="P5">¿Cuál de las siguientes tecnologías Intel permite la ejecución de múltiples hilos de instrucciones en cada núcleo físico del procesador?</text:p>
      <text:p text:style-name="P5">a) Hyper-Threading.</text:p>
      <text:p text:style-name="P5">b) Turbo Boost.</text:p>
      <text:p text:style-name="P5">c) Quick Sync.</text:p>
      <text:p text:style-name="P5">d) Multi-Core Enhance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5:24.064030420</dc:date>
    <meta:editing-duration>PT7H32M52S</meta:editing-duration>
    <meta:editing-cycles>22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25" meta:word-count="1220" meta:character-count="7570" meta:non-whitespace-character-count="6473"/>
  </office:meta>
</office:document-meta>
</file>